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TextPainter.PDFTextPainter( FontInfo f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TextPainter.write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TextPainter.findFonts( AttributedCharacterIterator aci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PDFTextPainter.applyColorAndPaint( TextPaintInfo tpi , PDFGraphics2D pd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DFTextPainter.paintTextRuns( List textRuns , Graphics2D g2d )</text:p>
          </table:table-cell>
          <table:table-cell office:value-type="float" office:value="38">
            <text:p text:style-name="Table_20_Contents">38</text:p>
          </table:table-cell>
          <table:table-cell office:value-type="float" office:value="47">
            <text:p text:style-name="Table_20_Contents">47</text:p>
          </table:table-cell>
          <table:table-cell office:value-type="float" office:value="152">
            <text:p text:style-name="Table_20_Contents">15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